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6pt" style:text-underline-style="solid" style:text-underline-width="auto" style:text-underline-color="font-color" style:font-size-asian="16pt" style:font-size-complex="16pt"/>
    </style:style>
    <style:style style:name="P2" style:family="paragraph" style:parent-style-name="Standard">
      <style:paragraph-properties fo:text-align="start" style:justify-single-word="false"/>
      <style:text-properties style:font-name="Calibri" fo:font-size="16pt" style:text-underline-style="solid" style:text-underline-width="auto" style:text-underline-color="font-color" style:font-size-asian="16pt" style:font-size-complex="16pt"/>
    </style:style>
    <style:style style:name="P3" style:family="paragraph" style:parent-style-name="Standard">
      <style:paragraph-properties fo:text-align="start" style:justify-single-word="false"/>
      <style:text-properties style:font-name="Calibri" fo:font-size="12pt" style:text-underline-style="none" style:font-size-asian="12pt" style:font-size-complex="12pt"/>
    </style:style>
    <style:style style:name="P4" style:family="paragraph" style:parent-style-name="Standard" style:list-style-name="L1">
      <style:paragraph-properties fo:text-align="start" style:justify-single-word="false"/>
      <style:text-properties style:font-name="Calibri" fo:font-size="12pt" style:text-underline-style="none" style:font-size-asian="12pt" style:font-size-complex="12pt"/>
    </style:style>
    <style:style style:name="P5" style:family="paragraph" style:parent-style-name="Standard" style:list-style-name="L2">
      <style:paragraph-properties fo:text-align="start" style:justify-single-word="false"/>
      <style:text-properties style:font-name="Calibri" fo:font-size="12pt" style:text-underline-style="none" style:font-size-asian="12pt" style:font-size-complex="12pt"/>
    </style:style>
    <style:style style:name="P6" style:family="paragraph" style:parent-style-name="Standard">
      <style:paragraph-properties fo:text-align="start" style:justify-single-word="false"/>
      <style:text-properties style:font-name="Calibri"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Calibri" fo:font-size="18pt" style:text-underline-style="solid" style:text-underline-width="auto" style:text-underline-color="font-color" fo:font-weight="bold" style:font-size-asian="18pt" style:font-weight-asian="bold" style:font-size-complex="18pt" style:font-weight-complex="bold"/>
    </style:style>
    <style:style style:name="P8" style:family="paragraph" style:parent-style-name="Header">
      <style:text-properties style:font-name="Calibri"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rogramming “Things”: Search &amp; Rescue</text:p>
      <text:p text:style-name="P1"/>
      <text:p text:style-name="P1"/>
      <text:p text:style-name="P2">Features:</text:p>
      <text:p text:style-name="P2"/>
      <text:p text:style-name="P3">The code for this project is available at <text:a xlink:type="simple" xlink:href="https://github.com/SWrightSHU/ProgramThingAssignment.git" text:style-name="Internet_20_link" text:visited-style-name="Visited_20_Internet_20_Link">https://github.com/SWrightSHU/ProgramThingAssignment.git</text:a>, and can complete the following functions:</text:p>
      <text:list xml:id="list1403801263325446470" text:style-name="L1">
        <text:list-item>
          <text:p text:style-name="P4">The robot is capable of being controlled remotely by the W, A, S, D, and Space keys, both in upper and lower case. Letter keys control direction, Space brings the robot to a stop.</text:p>
        </text:list-item>
        <text:list-item>
          <text:p text:style-name="P4">The robot can detect when it is impacting a wall on either its left or right sides, and will stop, reverse momentarily, and then adjust its course to continue down the corridor. This is done without user interaction automatically.</text:p>
        </text:list-item>
        <text:list-item>
          <text:p text:style-name="P4">The robot can detect when it has arrived at a corner/wall. Should this occur, the robot reverses for a moment, stops, and directs the terminal through the XBEE that the user must now rotate the robot to its new heading. Once this is done, the user presses 'C' in upper or lower case to resume normal function of the robot's manoeuvring system.</text:p>
        </text:list-item>
      </text:list>
      <text:p text:style-name="P3"/>
      <text:p text:style-name="P2">Challenges:</text:p>
      <text:p text:style-name="P2"/>
      <text:p text:style-name="P3">There were several challenges during the development of this project, ranging from technical faults to challenges in learning. </text:p>
      <text:p text:style-name="P3"/>
      <text:p text:style-name="P3">To begin with, the equipment used in my project unexpectedly failed during the development process, at a time where I could not arrange for a replacement until just prior to the deadline. Firstly, the Light-reflectance sensor installed aboard the Zumo robot was damaged prior to my using it, meaning that any attempt to use it resulted in failure (I was able to use a Zumo given to a course mate to gain the above-mentioned functionality, even as it suffered similar setbacks). Secondly, the connection cable for my USB-XBEE connector was damaged, and as such my initial attempts to program a remote-control system ended up using the data-cable port on the Arduino circuit-board for the beginning of my work on the project (The same course mate provided a backup).</text:p>
      <text:p text:style-name="P3"/>
      <text:p text:style-name="P3">Finally, my time management was poor during the duration of the project, due to circumstances beyond my control. This affected the amount of work that I could deliver, and resulted in me being unable to complete the unfulfilled objectives of the project. </text:p>
      <text:p text:style-name="P3"/>
      <text:p text:style-name="P3"/>
      <text:p text:style-name="P3"/>
      <text:p text:style-name="P3"/>
      <text:p text:style-name="P3"/>
      <text:p text:style-name="P3"/>
      <text:p text:style-name="P2"><text:soft-page-break/>Sources/Acknowledgements:</text:p>
      <text:p text:style-name="P2"/>
      <text:p text:style-name="P3">Whilst the majority of the work done in this project is my own, there are certain sources of code that I used during my work.</text:p>
      <text:list xml:id="list5728871001649093277" text:style-name="L2">
        <text:list-item>
          <text:p text:style-name="P5">The libraries created for the Zumo robot for use in Arduino's programming environment.</text:p>
        </text:list-item>
        <text:list-item>
          <text:p text:style-name="P5">The “NewPing” library, designed for the Ultrasonic sensor that I unfortunately did not have time to use during this project, but was in the process of implementing.</text:p>
        </text:list-item>
        <text:list-item>
          <text:p text:style-name="P5">The Zumo movement examples given as part of the libraries package given.</text:p>
        </text:list-item>
      </text:list>
      <text:p text:style-name="P3"/>
      <text:p text:style-name="P3"/>
      <text:p text:style-name="P7">Addendum: Missing Video</text:p>
      <text:p text:style-name="P7"/>
      <text:p text:style-name="P6">Please note that the lack of attached video is due to my lack of access to a working robot with which to demonstrate my code at the time of handing in. I apologise for this inconven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ebastiaan Wright<text:tab/>Programming “Things”<text:tab/>Assignment 1 – Robot Search 23012953<text:tab/><text:tab/>And Rescu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bastiaan Wright</meta:initial-creator>
    <meta:creation-date>2017-01-16T07:00:50.69</meta:creation-date>
    <dc:date>2017-01-16T07:48:38.82</dc:date>
    <dc:creator>Sebastiaan Wright</dc:creator>
    <meta:editing-duration>PT16M44S</meta:editing-duration>
    <meta:editing-cycles>3</meta:editing-cycles>
    <meta:generator>OpenOffice/4.1.3$Win32 OpenOffice.org_project/413m1$Build-9783</meta:generator>
    <meta:document-statistic meta:table-count="0" meta:image-count="0" meta:object-count="0" meta:page-count="2" meta:paragraph-count="18" meta:word-count="480" meta:character-count="2877"/>
  </office:meta>
</office:document-meta>
</file>